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23069925E8A.png"/>
  <manifest:file-entry manifest:media-type="image/png" manifest:full-path="Pictures/100002010000069C000003B83018B50E.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paragraph-properties style:line-height-at-least="0.503cm"/>
      <style:text-properties fo:color="#cccccc" fo:background-color="#1f1f1f"/>
    </style:style>
    <style:style style:name="P9" style:family="paragraph" style:parent-style-name="Standard">
      <style:paragraph-properties style:line-height-at-least="0.503cm"/>
    </style:style>
    <style:style style:name="P10" style:family="paragraph" style:parent-style-name="Standard">
      <style:paragraph-properties style:line-height-at-least="0.503cm"/>
      <style:text-properties fo:color="#ffffff" style:font-name="Consolas" fo:font-size="10.5pt" fo:font-weight="normal" fo:background-color="#1f1f1f"/>
    </style:style>
    <style:style style:name="P11" style:family="paragraph" style:parent-style-name="Standard">
      <style:paragraph-properties style:line-height-at-least="0.503cm"/>
      <style:text-properties fo:color="#bbbbbb" style:font-name="Consolas" fo:font-size="10.5pt" fo:font-weight="normal" fo:background-color="#1a1a1a"/>
    </style:style>
    <style:style style:name="P12"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3" style:family="paragraph" style:parent-style-name="Standard">
      <style:paragraph-properties style:line-height-at-least="0.503cm"/>
      <style:text-properties fo:color="#bbbbbb" fo:background-color="#1a1a1a"/>
    </style:style>
    <style:style style:name="P14" style:family="paragraph" style:parent-style-name="Standard">
      <style:paragraph-properties style:line-height-at-least="0.503cm"/>
      <style:text-properties fo:color="#6f6f6f" fo:background-color="#1a1a1a"/>
    </style:style>
    <style:style style:name="P15" style:family="paragraph" style:parent-style-name="Standard">
      <style:paragraph-properties style:line-height-at-least="0.503cm"/>
      <style:text-properties fo:color="#6f6f6f" style:font-name="Consolas" fo:font-size="10.5pt" fo:font-weight="normal" fo:background-color="#1a1a1a"/>
    </style:style>
    <style:style style:name="P16"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7" style:family="paragraph" style:parent-style-name="Standard">
      <style:paragraph-properties style:line-height-at-least="0.503cm"/>
      <style:text-properties fo:color="#86897a" style:font-name="Consolas" fo:font-size="10.5pt" fo:font-weight="normal" fo:background-color="#1a1a1a"/>
    </style:style>
    <style:style style:name="P18" style:family="paragraph" style:parent-style-name="Standard">
      <style:paragraph-properties style:line-height-at-least="0.503cm"/>
      <style:text-properties fo:color="#f0f0f0" fo:background-color="#1a1a1a"/>
    </style:style>
    <style:style style:name="P19"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0"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1" style:family="paragraph" style:parent-style-name="Standard">
      <style:paragraph-properties style:line-height-at-least="0.503cm" fo:background-color="transparent">
        <style:background-image/>
      </style:paragraph-properties>
      <style:text-properties fo:color="#cccccc" fo:background-color="#1f1f1f"/>
    </style:style>
    <style:style style:name="P22"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3"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4" style:family="paragraph" style:parent-style-name="Standard">
      <style:text-properties style:text-underline-style="none" fo:font-weight="normal" style:font-weight-asian="normal" style:font-weight-complex="normal"/>
    </style:style>
    <style:style style:name="P25" style:family="paragraph" style:parent-style-name="Standard">
      <style:text-properties style:text-underline-style="none" fo:font-weight="bold" style:font-weight-asian="bold" style:font-weight-complex="bold"/>
    </style:style>
    <style:style style:name="P26"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fo:color="#808080" style:font-weight-asian="normal" style:font-weight-complex="normal"/>
    </style:style>
    <style:style style:name="T6" style:family="text">
      <style:text-properties fo:color="#808080" style:font-name="Consolas" fo:font-size="10.5pt" fo:font-weight="normal"/>
    </style:style>
    <style:style style:name="T7" style:family="text">
      <style:text-properties fo:color="#569cd6"/>
    </style:style>
    <style:style style:name="T8" style:family="text">
      <style:text-properties fo:color="#569cd6" style:font-weight-asian="normal" style:font-weight-complex="normal"/>
    </style:style>
    <style:style style:name="T9" style:family="text">
      <style:text-properties fo:color="#569cd6" style:font-name="Consolas" fo:font-size="10.5pt" fo:font-weight="normal"/>
    </style:style>
    <style:style style:name="T10" style:family="text">
      <style:text-properties fo:color="#569cd6" style:font-name="Consolas" fo:font-size="10.5pt" fo:font-weight="normal" fo:background-color="#1f1f1f" style:font-weight-asian="normal" style:font-weight-complex="normal"/>
    </style:style>
    <style:style style:name="T11" style:family="text">
      <style:text-properties fo:color="#569cd6" style:text-underline-style="none" style:font-weight-asian="normal" style:font-weight-complex="normal"/>
    </style:style>
    <style:style style:name="T12" style:family="text">
      <style:text-properties fo:color="#cccccc" style:font-name="Consolas" fo:font-size="10.5pt" fo:font-weight="normal" fo:background-color="#1f1f1f"/>
    </style:style>
    <style:style style:name="T13" style:family="text">
      <style:text-properties fo:color="#cccccc" style:font-name="Consolas" fo:font-size="10.5pt" fo:font-weight="normal" fo:background-color="#1f1f1f" style:font-weight-asian="normal" style:font-weight-complex="normal"/>
    </style:style>
    <style:style style:name="T14" style:family="text">
      <style:text-properties style:font-weight-asian="normal" style:font-weight-complex="normal"/>
    </style:style>
    <style:style style:name="T15" style:family="text">
      <style:text-properties style:font-name="Consolas" fo:font-size="10.5pt" fo:font-weight="normal"/>
    </style:style>
    <style:style style:name="T16" style:family="text">
      <style:text-properties fo:color="#9cdcfe"/>
    </style:style>
    <style:style style:name="T17" style:family="text">
      <style:text-properties fo:color="#9cdcfe" style:font-name="Consolas" fo:font-size="10.5pt" fo:font-weight="normal"/>
    </style:style>
    <style:style style:name="T18" style:family="text">
      <style:text-properties fo:color="#9cdcfe" style:font-name="Consolas" fo:font-size="10.5pt" fo:font-weight="normal" fo:background-color="#1f1f1f"/>
    </style:style>
    <style:style style:name="T19" style:family="text">
      <style:text-properties fo:color="#9cdcfe" style:font-weight-asian="normal" style:font-weight-complex="normal"/>
    </style:style>
    <style:style style:name="T20" style:family="text">
      <style:text-properties fo:color="#ce9178"/>
    </style:style>
    <style:style style:name="T21" style:family="text">
      <style:text-properties fo:color="#ce9178" style:font-name="Consolas" fo:font-size="10.5pt" fo:font-weight="normal"/>
    </style:style>
    <style:style style:name="T22" style:family="text">
      <style:text-properties fo:color="#ce9178" style:font-name="Consolas" fo:font-size="10.5pt" fo:font-weight="normal" fo:background-color="#1f1f1f"/>
    </style:style>
    <style:style style:name="T23" style:family="text">
      <style:text-properties fo:color="#ce9178" style:font-weight-asian="normal" style:font-weight-complex="normal"/>
    </style:style>
    <style:style style:name="T24" style:family="text">
      <style:text-properties fo:color="#c586c0"/>
    </style:style>
    <style:style style:name="T25" style:family="text">
      <style:text-properties fo:color="#c586c0" style:font-weight-asian="normal" style:font-weight-complex="normal"/>
    </style:style>
    <style:style style:name="T26" style:family="text">
      <style:text-properties fo:color="#c586c0" style:font-name="Consolas" fo:font-size="10.5pt" fo:font-weight="normal"/>
    </style:style>
    <style:style style:name="T27" style:family="text">
      <style:text-properties fo:color="#c586c0" style:font-name="Consolas" fo:font-size="10.5pt" fo:font-weight="normal" fo:background-color="#1f1f1f"/>
    </style:style>
    <style:style style:name="T28" style:family="text">
      <style:text-properties fo:color="#4fc1ff"/>
    </style:style>
    <style:style style:name="T29" style:family="text">
      <style:text-properties fo:color="#d4d4d4"/>
    </style:style>
    <style:style style:name="T30" style:family="text">
      <style:text-properties fo:color="#d4d4d4" style:font-name="Consolas" fo:font-size="10.5pt" fo:font-weight="normal"/>
    </style:style>
    <style:style style:name="T31" style:family="text">
      <style:text-properties fo:color="#dcdcaa"/>
    </style:style>
    <style:style style:name="T32" style:family="text">
      <style:text-properties fo:color="#dcdcaa" style:font-weight-asian="normal" style:font-weight-complex="normal"/>
    </style:style>
    <style:style style:name="T33" style:family="text">
      <style:text-properties fo:color="#dcdcaa" style:font-name="Consolas" fo:font-size="10.5pt" fo:font-weight="normal" fo:background-color="#1f1f1f" style:font-weight-asian="normal" style:font-weight-complex="normal"/>
    </style:style>
    <style:style style:name="T34" style:family="text">
      <style:text-properties fo:color="#dcdcaa" style:text-underline-style="none" style:font-weight-asian="normal" style:font-weight-complex="normal"/>
    </style:style>
    <style:style style:name="T35" style:family="text">
      <style:text-properties fo:color="#4ec9b0" style:font-name="Consolas" fo:font-size="10.5pt" fo:font-weight="normal"/>
    </style:style>
    <style:style style:name="T36" style:family="text">
      <style:text-properties fo:color="#ffffff" style:font-name="Consolas" fo:font-size="10.5pt" fo:font-weight="normal" fo:background-color="#1f1f1f"/>
    </style:style>
    <style:style style:name="T37" style:family="text">
      <style:text-properties fo:color="#6a9955"/>
    </style:style>
    <style:style style:name="T38" style:family="text">
      <style:text-properties fo:color="#6a9955" style:font-name="Consolas" fo:font-size="10.5pt" fo:font-weight="normal"/>
    </style:style>
    <style:style style:name="T39" style:family="text">
      <style:text-properties fo:color="#b5cea8" style:font-name="Consolas" fo:font-size="10.5pt" fo:font-weight="normal"/>
    </style:style>
    <style:style style:name="T40" style:family="text">
      <style:text-properties fo:color="#a390ff"/>
    </style:style>
    <style:style style:name="T41" style:family="text">
      <style:text-properties fo:color="#a390ff" style:text-underline-style="none" style:font-weight-asian="normal" style:font-weight-complex="normal"/>
    </style:style>
    <style:style style:name="T42" style:family="text">
      <style:text-properties fo:color="#a390ff" style:font-name="Consolas" fo:font-size="10.5pt" fo:font-weight="normal"/>
    </style:style>
    <style:style style:name="T43" style:family="text">
      <style:text-properties fo:color="#cdf861"/>
    </style:style>
    <style:style style:name="T44" style:family="text">
      <style:text-properties fo:color="#cdf861" style:text-underline-style="none" style:font-weight-asian="normal" style:font-weight-complex="normal"/>
    </style:style>
    <style:style style:name="T45" style:family="text">
      <style:text-properties fo:color="#cdf861" style:font-name="Consolas" fo:font-size="10.5pt" fo:font-weight="normal"/>
    </style:style>
    <style:style style:name="T46" style:family="text">
      <style:text-properties fo:color="#86897a"/>
    </style:style>
    <style:style style:name="T47" style:family="text">
      <style:text-properties fo:color="#86897a" style:text-underline-style="none" style:font-weight-asian="normal" style:font-weight-complex="normal"/>
    </style:style>
    <style:style style:name="T48" style:family="text">
      <style:text-properties fo:color="#86897a" style:font-name="Consolas" fo:font-size="10.5pt" fo:font-weight="normal"/>
    </style:style>
    <style:style style:name="T49" style:family="text">
      <style:text-properties fo:color="#cabeff" style:font-name="Consolas" fo:font-size="10.5pt" fo:font-weight="normal"/>
    </style:style>
    <style:style style:name="T50" style:family="text">
      <style:text-properties fo:color="#b3e8b4"/>
    </style:style>
    <style:style style:name="T51" style:family="text">
      <style:text-properties fo:color="#b3e8b4" style:font-name="Consolas" fo:font-size="10.5pt" fo:font-weight="normal"/>
    </style:style>
    <style:style style:name="T52" style:family="text">
      <style:text-properties fo:color="#bfd084"/>
    </style:style>
    <style:style style:name="T53" style:family="text">
      <style:text-properties fo:color="#bfd084" style:font-name="Consolas" fo:font-size="10.5pt" fo:font-weight="normal"/>
    </style:style>
    <style:style style:name="T54" style:family="text">
      <style:text-properties fo:color="#f0f0f0"/>
    </style:style>
    <style:style style:name="T55" style:family="text">
      <style:text-properties fo:color="#f0f0f0" style:font-name="Consolas" fo:font-size="10.5pt" fo:font-weight="normal"/>
    </style:style>
    <style:style style:name="T56" style:family="text">
      <style:text-properties fo:color="#6f6f6f"/>
    </style:style>
    <style:style style:name="T57" style:family="text">
      <style:text-properties fo:color="#6f6f6f" style:font-name="Consolas" fo:font-size="10.5pt" fo:font-weight="normal"/>
    </style:style>
    <style:style style:name="T58" style:family="text">
      <style:text-properties fo:color="#ebebeb"/>
    </style:style>
    <style:style style:name="T59" style:family="text">
      <style:text-properties fo:color="#ebebeb" style:font-name="Consolas" fo:font-size="10.5pt" fo:font-weight="normal"/>
    </style:style>
    <style:style style:name="T60" style:family="text">
      <style:text-properties fo:color="#7ad9fb" style:font-name="Consolas" fo:font-size="10.5pt" fo:font-weight="normal"/>
    </style:style>
    <style:style style:name="T6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6">//when using react functionality use this import statement to load the relevant components</text:p>
      <text:p text:style-name="P11"><text:span text:style-name="T40">import</text:span> <text:span text:style-name="T46">{</text:span> <text:span text:style-name="T58">useEffect</text:span><text:span text:style-name="T46">,</text:span> <text:span text:style-name="T58">useState</text:span> <text:span text:style-name="T46">}</text:span> <text:span text:style-name="T40">from</text:span> <text:span text:style-name="T50">"</text:span><text:span text:style-name="T52">react</text:span><text:span text:style-name="T50">"</text:span>;</text:p>
      <text:p text:style-name="P9"/>
      <text:p text:style-name="P15">//This is the main react component which is always called App by default, it is an</text:p>
      <text:p text:style-name="P15">//export(ed) function so it can be imported within the index.js file (the actual web page)</text:p>
      <text:p text:style-name="P11"><text:span text:style-name="T40">export</text:span> <text:span text:style-name="T40">default</text:span> <text:span text:style-name="T40">function</text:span> <text:span text:style-name="T43">App</text:span><text:span text:style-name="T46">()</text:span> <text:span text:style-name="T46">{</text:span></text:p>
      <text:p text:style-name="P13">  <text:span text:style-name="T42">const</text:span><text:span text:style-name="T15"> [</text:span><text:span text:style-name="T59">advice</text:span><text:span text:style-name="T48">,</text:span><text:span text:style-name="T15"> </text:span><text:span text:style-name="T45">setAdvice</text:span><text:span text:style-name="T15">] </text:span><text:span text:style-name="T51">=</text:span><text:span text:style-name="T15"> </text:span><text:span text:style-name="T45">useState</text:span><text:span text:style-name="T48">(</text:span><text:span text:style-name="T51">"</text:span><text:span text:style-name="T53">Click to get advice</text:span><text:span text:style-name="T51">"</text:span><text:span text:style-name="T48">)</text:span><text:span text:style-name="T15">;</text:span></text:p>
      <text:p text:style-name="P13">  <text:span text:style-name="T42">const</text:span><text:span text:style-name="T15"> [</text:span><text:span text:style-name="T59">clickCount</text:span><text:span text:style-name="T48">,</text:span><text:span text:style-name="T15"> </text:span><text:span text:style-name="T45">setClickCount</text:span><text:span text:style-name="T15">] </text:span><text:span text:style-name="T51">=</text:span><text:span text:style-name="T15"> </text:span><text:span text:style-name="T45">useState</text:span><text:span text:style-name="T48">(</text:span><text:span text:style-name="T60">0</text:span><text:span text:style-name="T48">)</text:span><text:span text:style-name="T15">;</text:span></text:p>
      <text:p text:style-name="P9"/>
      <text:p text:style-name="P13">  <text:span text:style-name="T57">//we use an async function as we are communicating with the advice api where we will wish</text:span></text:p>
      <text:p text:style-name="P13">  <text:span text:style-name="T57">//to await it's response.</text:span></text:p>
      <text:p text:style-name="P13">  <text:span text:style-name="T42">async</text:span><text:span text:style-name="T15"> </text:span><text:span text:style-name="T42">function</text:span><text:span text:style-name="T15"> </text:span><text:span text:style-name="T45">getAdvice</text:span><text:span text:style-name="T48">()</text:span><text:span text:style-name="T15"> </text:span><text:span text:style-name="T48">{</text:span></text:p>
      <text:p text:style-name="P13">    <text:span text:style-name="T45">setClickCount</text:span><text:span text:style-name="T48">((</text:span><text:span text:style-name="T59">c</text:span><text:span text:style-name="T48">)</text:span><text:span text:style-name="T15"> </text:span><text:span text:style-name="T51">=&gt;</text:span><text:span text:style-name="T15"> </text:span><text:span text:style-name="T59">c</text:span><text:span text:style-name="T15"> </text:span><text:span text:style-name="T51">+</text:span><text:span text:style-name="T15"> </text:span><text:span text:style-name="T60">1</text:span><text:span text:style-name="T48">)</text:span><text:span text:style-name="T15">;</text:span></text:p>
      <text:p text:style-name="P13">    <text:span text:style-name="T42">const</text:span><text:span text:style-name="T15"> </text:span><text:span text:style-name="T59">res</text:span><text:span text:style-name="T15"> </text:span><text:span text:style-name="T51">=</text:span><text:span text:style-name="T15"> </text:span><text:span text:style-name="T42">await</text:span><text:span text:style-name="T15"> </text:span><text:span text:style-name="T42">fetch</text:span><text:span text:style-name="T48">(</text:span><text:span text:style-name="T51">"</text:span><text:span text:style-name="T53">https://api.adviceslip.com/advice</text:span><text:span text:style-name="T51">"</text:span><text:span text:style-name="T48">)</text:span><text:span text:style-name="T15">;</text:span></text:p>
      <text:p text:style-name="P13">    <text:span text:style-name="T42">const</text:span><text:span text:style-name="T15"> </text:span><text:span text:style-name="T59">data</text:span><text:span text:style-name="T15"> </text:span><text:span text:style-name="T51">=</text:span><text:span text:style-name="T15"> </text:span><text:span text:style-name="T42">await</text:span><text:span text:style-name="T15"> </text:span><text:span text:style-name="T59">res</text:span><text:span text:style-name="T48">.</text:span><text:span text:style-name="T45">json</text:span><text:span text:style-name="T48">()</text:span><text:span text:style-name="T15">;</text:span></text:p>
      <text:p text:style-name="P13">    <text:span text:style-name="T45">setAdvice</text:span><text:span text:style-name="T48">(</text:span><text:span text:style-name="T59">data</text:span><text:span text:style-name="T48">.</text:span><text:span text:style-name="T59">slip</text:span><text:span text:style-name="T48">.</text:span><text:span text:style-name="T59">advice</text:span><text:span text:style-name="T48">)</text:span><text:span text:style-name="T15">;</text:span></text:p>
      <text:p text:style-name="P13">  <text:span text:style-name="T48">}</text:span></text:p>
      <text:p text:style-name="P9"/>
      <text:p text:style-name="P13">  <text:span text:style-name="T57">/*useEffect(function () {</text:span></text:p>
      <text:p text:style-name="P14">    <text:span text:style-name="T15">getAdvice();</text:span></text:p>
      <text:p text:style-name="P14">  <text:span text:style-name="T15">}, []);*/</text:span></text:p>
      <text:p text:style-name="P9"/>
      <text:p text:style-name="P13">  <text:span text:style-name="T42">return</text:span><text:span text:style-name="T15"> </text:span><text:span text:style-name="T48">(</text:span></text:p>
      <text:p text:style-name="P13">    <text:span text:style-name="T48">&lt;</text:span><text:span text:style-name="T42">div</text:span><text:span text:style-name="T48">&gt;</text:span></text:p>
      <text:p text:style-name="P13"><text:span text:style-name="T54">      </text:span><text:span text:style-name="T48">&lt;</text:span><text:span text:style-name="T42">h1</text:span><text:span text:style-name="T48">&gt;{</text:span><text:span text:style-name="T59">advice</text:span><text:span text:style-name="T48">}&lt;/</text:span><text:span text:style-name="T42">h1</text:span><text:span text:style-name="T48">&gt;</text:span></text:p>
      <text:p text:style-name="P13"><text:span text:style-name="T54">      </text:span><text:span text:style-name="T48">&lt;</text:span><text:span text:style-name="T42">button</text:span><text:span text:style-name="T55"> </text:span><text:span text:style-name="T49">onClick</text:span><text:span text:style-name="T51">=</text:span><text:span text:style-name="T48">{</text:span><text:span text:style-name="T45">getAdvice</text:span><text:span text:style-name="T48">}&gt;</text:span><text:span text:style-name="T55">Get Advice</text:span><text:span text:style-name="T48">&lt;/</text:span><text:span text:style-name="T42">button</text:span><text:span text:style-name="T48">&gt;</text:span></text:p>
      <text:p text:style-name="P13"><text:span text:style-name="T54">      </text:span><text:span text:style-name="T48">&lt;</text:span><text:span text:style-name="T42">Message</text:span><text:span text:style-name="T55"> </text:span><text:span text:style-name="T49">clickCount</text:span><text:span text:style-name="T51">=</text:span><text:span text:style-name="T48">{</text:span><text:span text:style-name="T59">clickCount</text:span><text:span text:style-name="T48">}</text:span><text:span text:style-name="T55"> </text:span><text:span text:style-name="T48">/&gt;</text:span></text:p>
      <text:p text:style-name="P13"><text:span text:style-name="T54">    </text:span><text:span text:style-name="T48">&lt;/</text:span><text:span text:style-name="T42">div</text:span><text:span text:style-name="T48">&gt;</text:span></text:p>
      <text:p text:style-name="P13">  <text:span text:style-name="T48">)</text:span><text:span text:style-name="T15">;</text:span></text:p>
      <text:p text:style-name="P17">}</text:p>
      <text:p text:style-name="P9"/>
      <text:p text:style-name="P15">//New Component - Name with an uppercase letter, a bit like a class</text:p>
      <text:p text:style-name="P15">//React should be broken down into seperate components wherever possible</text:p>
      <text:p text:style-name="P11"><text:span text:style-name="T40">function</text:span> <text:span text:style-name="T43">Message</text:span><text:span text:style-name="T46">(</text:span><text:span text:style-name="T58">props</text:span><text:span text:style-name="T46">)</text:span> <text:span text:style-name="T46">{</text:span></text:p>
      <text:p text:style-name="P13"><text:soft-page-break/>  <text:span text:style-name="T42">return</text:span><text:span text:style-name="T15"> </text:span><text:span text:style-name="T48">(</text:span></text:p>
      <text:p text:style-name="P13">    <text:span text:style-name="T48">&lt;</text:span><text:span text:style-name="T42">p</text:span><text:span text:style-name="T48">&gt;</text:span></text:p>
      <text:p text:style-name="P13"><text:span text:style-name="T54">      </text:span><text:span text:style-name="T55">Number of clicks is: </text:span><text:span text:style-name="T48">&lt;</text:span><text:span text:style-name="T42">strong</text:span><text:span text:style-name="T48">&gt;{</text:span><text:span text:style-name="T59">props</text:span><text:span text:style-name="T48">.</text:span><text:span text:style-name="T59">clickCount</text:span><text:span text:style-name="T48">}&lt;/</text:span><text:span text:style-name="T42">strong</text:span><text:span text:style-name="T48">&gt;</text:span></text:p>
      <text:p text:style-name="P13"><text:span text:style-name="T54">    </text:span><text:span text:style-name="T48">&lt;/</text:span><text:span text:style-name="T42">p</text:span><text:span text:style-name="T48">&gt;</text:span></text:p>
      <text:p text:style-name="P13">  <text:span text:style-name="T48">)</text:span><text:span text:style-name="T15">;</text:span></text:p>
      <text:p text:style-name="P13">  <text:span text:style-name="T57">//Notice return statements are followed by a semi-colon!!</text:span></text:p>
      <text:p text:style-name="P17">}</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5">&lt;</text:span><text:span text:style-name="T8">noscript</text:span><text:span text:style-name="T5">&gt;</text:span><text:span text:style-name="T14">You need to enable JavaScript to run this app.</text:span><text:span text:style-name="T5">&lt;/</text:span><text:span text:style-name="T8">noscript</text:span><text:span text:style-name="T5">&gt;</text:span></text:p>
      <text:p text:style-name="P8">    <text:span text:style-name="T6">&lt;</text:span><text:span text:style-name="T9">div</text:span><text:span text:style-name="T15"> </text:span><text:span text:style-name="T17">id</text:span><text:span text:style-name="T15">=</text:span><text:span text:style-name="T21">"root"</text:span><text:span text:style-name="T6">&gt;&lt;/</text:span><text:span text:style-name="T9">div</text:span><text:span text:style-name="T6">&gt;</text:span></text:p>
      <text:p text:style-name="P4"/>
      <text:p text:style-name="P4">in it's body element. This div .root is where the react app will be built because we have an index.js file which contains</text:p>
      <text:p text:style-name="P6"><text:span text:style-name="T25">import</text:span><text:span text:style-name="T14"> </text:span><text:span text:style-name="T19">React</text:span><text:span text:style-name="T14"> </text:span><text:span text:style-name="T25">from</text:span><text:span text:style-name="T14"> </text:span><text:span text:style-name="T23">'react'</text:span><text:span text:style-name="T14">;</text:span></text:p>
      <text:p text:style-name="P5"><text:span text:style-name="T24">import</text:span> <text:span text:style-name="T16">ReactDOM</text:span> <text:span text:style-name="T24">from</text:span> <text:span text:style-name="T20">'react-dom/client'</text:span>;</text:p>
      <text:p text:style-name="P9"><text:span text:style-name="T27">import</text:span><text:span text:style-name="T12"> </text:span><text:span text:style-name="T18">App</text:span><text:span text:style-name="T12"> </text:span><text:span text:style-name="T27">from</text:span><text:span text:style-name="T12"> </text:span><text:span text:style-name="T22">'./App'</text:span><text:span text:style-name="T12">;</text:span><text:span text:style-name="T36">//This is where we will write our react code inside a file called App.js we create the exported App() component (see below)</text:span></text:p>
      <text:p text:style-name="P10">//Now we create the root of the app within the div with id "root"</text:p>
      <text:p text:style-name="P5"><text:span text:style-name="T7">const</text:span> <text:span text:style-name="T28">root</text:span> <text:span text:style-name="T29">=</text:span> <text:span text:style-name="T16">ReactDOM</text:span>.<text:span text:style-name="T31">createRoot</text:span>(<text:span text:style-name="T16">document</text:span>.<text:span text:style-name="T31">getElementById</text:span>(<text:span text:style-name="T20">'root'</text:span>));</text:p>
      <text:p text:style-name="P10">//And finally we call the render method which is where the JSX is written to</text:p>
      <text:p text:style-name="P5"><text:span text:style-name="T28">root</text:span>.<text:span text:style-name="T31">render</text:span>(</text:p>
      <text:p text:style-name="P8">  <text:span text:style-name="T6">&lt;</text:span><text:span text:style-name="T35">React.StrictMode</text:span><text:span text:style-name="T6">&gt;</text:span></text:p>
      <text:p text:style-name="P10">//Here we are creating the JSX component called App itself</text:p>
      <text:p text:style-name="P8">    <text:span text:style-name="T6">&lt;</text:span><text:span text:style-name="T35">App</text:span><text:span text:style-name="T15"> </text:span><text:span text:style-name="T6">/&gt;</text:span></text:p>
      <text:p text:style-name="P8">  <text:span text:style-name="T6">&lt;/</text:span><text:span text:style-name="T35">React.StrictMode</text:span><text:span text:style-name="T6">&gt;</text:span></text:p>
      <text:p text:style-name="P5">);</text:p>
      <text:p text:style-name="P4"/>
      <text:p text:style-name="P4">Finally the boilerplate code within the App.js file</text:p>
      <text:p text:style-name="P6"><text:span text:style-name="T8">function</text:span><text:span text:style-name="T14"> </text:span><text:span text:style-name="T32">App</text:span><text:span text:style-name="T14">() {</text:span></text:p>
      <text:p text:style-name="P8">  <text:span text:style-name="T26">return</text:span><text:span text:style-name="T15"> (</text:span></text:p>
      <text:p text:style-name="P8"><text:soft-page-break/>    <text:span text:style-name="T6">&lt;h1&gt;This is the JSX which will fill the &lt;App /&gt; element above&lt;/h1&gt;</text:span></text:p>
      <text:p text:style-name="P8">  <text:span text:style-name="T15">);</text:span></text:p>
      <text:p text:style-name="P5">}</text:p>
      <text:p text:style-name="P9"/>
      <text:p text:style-name="P5"><text:span text:style-name="T24">export</text:span> <text:span text:style-name="T24">default</text:span> <text:span text:style-name="T31">App</text:span>;</text:p>
      <text:p text:style-name="P4"/>
      <text:p text:style-name="P3"><text:span text:style-name="T1">Note: you can also write it as </text:span><text:span text:style-name="T10">export default function</text:span><text:span text:style-name="T13"> </text:span><text:span text:style-name="T33">App</text:span><text:span text:style-name="T13">()</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3"/>
      <text:p text:style-name="P19"><text:span text:style-name="T11">function</text:span><text:span text:style-name="T4"> </text:span><text:span text:style-name="T34">Menu</text:span><text:span text:style-name="T4">() {</text:span></text:p>
      <text:p text:style-name="P21">  <text:span text:style-name="T26">return</text:span><text:span text:style-name="T15"> (</text:span></text:p>
      <text:p text:style-name="P21">    <text:span text:style-name="T6">&lt;</text:span><text:span text:style-name="T9">main</text:span><text:span text:style-name="T15"> </text:span><text:span text:style-name="T17">className</text:span><text:span text:style-name="T30">=</text:span><text:span text:style-name="T21">"menu"</text:span><text:span text:style-name="T6">&gt;</text:span></text:p>
      <text:p text:style-name="P21">      <text:span text:style-name="T6">&lt;</text:span><text:span text:style-name="T9">h2</text:span><text:span text:style-name="T6">&gt;</text:span><text:span text:style-name="T15">Our Menu</text:span><text:span text:style-name="T6">&lt;/</text:span><text:span text:style-name="T9">h2</text:span><text:span text:style-name="T6">&gt;</text:span></text:p>
      <text:p text:style-name="P21">      <text:span text:style-name="T9">{</text:span><text:span text:style-name="T38">/*Now we can place an instance of our Pizza Component in here (ps this is a JSX comment</text:span></text:p>
      <text:p text:style-name="P21"><text:span text:style-name="T37">      </text:span><text:span text:style-name="T38">We're creating key/value pairs that are added to the props argument in their 'constructor'*/</text:span><text:span text:style-name="T9">}</text:span></text:p>
      <text:p text:style-name="P21">      <text:span text:style-name="T6">&lt;</text:span><text:span text:style-name="T35">Pizza</text:span><text:span text:style-name="T15"> </text:span><text:span text:style-name="T17">name</text:span><text:span text:style-name="T30">=</text:span><text:span text:style-name="T21">"Vegan Glory"</text:span><text:span text:style-name="T15"> </text:span><text:span text:style-name="T17">price</text:span><text:span text:style-name="T30">=</text:span><text:span text:style-name="T9">{</text:span><text:span text:style-name="T39">12</text:span><text:span text:style-name="T9">}</text:span><text:span text:style-name="T15"> </text:span><text:span text:style-name="T6">/&gt;</text:span></text:p>
      <text:p text:style-name="P21">      <text:span text:style-name="T9">{</text:span><text:span text:style-name="T38">/** We use javascript mode {} to pass in anything that is not a string, from numbers to entire js objects */</text:span><text:span text:style-name="T9">}</text:span></text:p>
      <text:p text:style-name="P21">    <text:span text:style-name="T6">&lt;/</text:span><text:span text:style-name="T9">main</text:span><text:span text:style-name="T6">&gt;</text:span></text:p>
      <text:p text:style-name="P21">  <text:span text:style-name="T15">);</text:span></text:p>
      <text:p text:style-name="P20">}</text:p>
      <text:p text:style-name="P22">//accept the props parameter as an argument and the properties defined by the call to this component 'constructor'</text:p>
      <text:p text:style-name="P20"><text:span text:style-name="T7">function</text:span> <text:span text:style-name="T31">Pizza</text:span>(<text:span text:style-name="T16">props</text:span>) {</text:p>
      <text:p text:style-name="P21">  <text:span text:style-name="T26">return</text:span><text:span text:style-name="T15"> (</text:span></text:p>
      <text:p text:style-name="P21">    <text:span text:style-name="T6">&lt;</text:span><text:span text:style-name="T9">div</text:span><text:span text:style-name="T6">&gt;</text:span></text:p>
      <text:p text:style-name="P21">      <text:span text:style-name="T6">&lt;</text:span><text:span text:style-name="T9">img</text:span><text:span text:style-name="T15"> </text:span><text:span text:style-name="T17">src</text:span><text:span text:style-name="T30">=</text:span><text:span text:style-name="T21">"pizzas/spinaci.jpg"</text:span><text:span text:style-name="T15"> </text:span><text:span text:style-name="T17">alt</text:span><text:span text:style-name="T30">=</text:span><text:span text:style-name="T21">"Picture of the spinach pizza"</text:span><text:span text:style-name="T15"> </text:span><text:span text:style-name="T6">/&gt;</text:span></text:p>
      <text:p text:style-name="P21">      <text:span text:style-name="T6">&lt;</text:span><text:span text:style-name="T9">h3</text:span><text:span text:style-name="T6">&gt;</text:span><text:span text:style-name="T9">{</text:span><text:span text:style-name="T17">props</text:span><text:span text:style-name="T30">.</text:span><text:span text:style-name="T17">name</text:span><text:span text:style-name="T9">}</text:span><text:span text:style-name="T6">&lt;/</text:span><text:span text:style-name="T9">h3</text:span><text:span text:style-name="T6">&gt;</text:span></text:p>
      <text:p text:style-name="P21">      <text:span text:style-name="T6">&lt;</text:span><text:span text:style-name="T9">p</text:span><text:span text:style-name="T6">&gt;</text:span><text:span text:style-name="T9">{</text:span><text:span text:style-name="T17">props</text:span><text:span text:style-name="T30">.</text:span><text:span text:style-name="T17">ingredients</text:span><text:span text:style-name="T9">}</text:span><text:span text:style-name="T6">&lt;/</text:span><text:span text:style-name="T9">p</text:span><text:span text:style-name="T6">&gt;</text:span></text:p>
      <text:p text:style-name="P21">      <text:span text:style-name="T6">&lt;</text:span><text:span text:style-name="T9">span</text:span><text:span text:style-name="T6">&gt;</text:span><text:span text:style-name="T9">{</text:span><text:span text:style-name="T17">props</text:span><text:span text:style-name="T30">.</text:span><text:span text:style-name="T17">price</text:span><text:span text:style-name="T30"> + </text:span><text:span text:style-name="T39">2</text:span><text:span text:style-name="T9">}</text:span><text:span text:style-name="T6">&lt;/</text:span><text:span text:style-name="T9">span</text:span><text:span text:style-name="T6">&gt;</text:span></text:p>
      <text:p text:style-name="P21">      <text:span text:style-name="T9">{</text:span><text:span text:style-name="T38">/**Because we passed in a number using javascript mode {} above we can use it as a number */</text:span><text:span text:style-name="T9">}</text:span></text:p>
      <text:p text:style-name="P21">    <text:span text:style-name="T6">&lt;/</text:span><text:span text:style-name="T9">div</text:span><text:span text:style-name="T6">&gt;</text:span></text:p>
      <text:p text:style-name="P21">  <text:span text:style-name="T15">);</text:span></text:p>
      <text:p text:style-name="P20">}</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2"><text:span text:style-name="T41">function</text:span><text:span text:style-name="T4"> </text:span><text:span text:style-name="T44">App</text:span><text:span text:style-name="T47">()</text:span><text:span text:style-name="T4"> </text:span><text:span text:style-name="T47">{</text:span></text:p>
      <text:p text:style-name="P13">  <text:span text:style-name="T42">return</text:span><text:span text:style-name="T15"> </text:span><text:span text:style-name="T48">(</text:span></text:p>
      <text:p text:style-name="P13">    <text:span text:style-name="T48">&lt;</text:span><text:span text:style-name="T42">div</text:span><text:span text:style-name="T15"> </text:span><text:span text:style-name="T49">className</text:span><text:span text:style-name="T51">="</text:span><text:span text:style-name="T53">card</text:span><text:span text:style-name="T51">"</text:span><text:span text:style-name="T48">&gt;</text:span></text:p>
      <text:p text:style-name="P13"><text:span text:style-name="T54">      </text:span><text:span text:style-name="T48">&lt;</text:span><text:span text:style-name="T42">Avatar</text:span><text:span text:style-name="T55"> </text:span><text:span text:style-name="T48">/&gt;</text:span></text:p>
      <text:p text:style-name="P13"><text:span text:style-name="T54">      </text:span><text:span text:style-name="T48">&lt;</text:span><text:span text:style-name="T42">div</text:span><text:span text:style-name="T55"> </text:span><text:span text:style-name="T49">className</text:span><text:span text:style-name="T51">="</text:span><text:span text:style-name="T53">data</text:span><text:span text:style-name="T51">"</text:span><text:span text:style-name="T48">&gt;</text:span></text:p>
      <text:p text:style-name="P13"><text:span text:style-name="T54">        </text:span><text:span text:style-name="T48">&lt;</text:span><text:span text:style-name="T42">Intro</text:span><text:span text:style-name="T55"> </text:span><text:span text:style-name="T48">/&gt;</text:span></text:p>
      <text:p text:style-name="P13"><text:span text:style-name="T54">        </text:span><text:span text:style-name="T48">{</text:span><text:span text:style-name="T57">/* Should contain one Skill component</text:span></text:p>
      <text:p text:style-name="P14">        <text:span text:style-name="T15">for each web dev skill that you have,</text:span></text:p>
      <text:p text:style-name="P13"><text:span text:style-name="T56">        </text:span><text:span text:style-name="T57">customized with props */</text:span><text:span text:style-name="T48">}</text:span></text:p>
      <text:p text:style-name="P13"><text:span text:style-name="T54">        </text:span><text:span text:style-name="T48">&lt;</text:span><text:span text:style-name="T42">SkillList</text:span><text:span text:style-name="T55"> </text:span><text:span text:style-name="T48">/&gt;</text:span></text:p>
      <text:p text:style-name="P13"><text:span text:style-name="T54">      </text:span><text:span text:style-name="T48">&lt;/</text:span><text:span text:style-name="T42">div</text:span><text:span text:style-name="T48">&gt;</text:span></text:p>
      <text:p text:style-name="P13"><text:span text:style-name="T54">    </text:span><text:span text:style-name="T48">&lt;/</text:span><text:span text:style-name="T42">div</text:span><text:span text:style-name="T48">&gt;</text:span></text:p>
      <text:p text:style-name="P13">  <text:span text:style-name="T48">)</text:span><text:span text:style-name="T15">;</text:span></text:p>
      <text:p text:style-name="P17">}</text:p>
      <text:p text:style-name="P9"/>
      <text:p text:style-name="P11"><text:span text:style-name="T40">function</text:span> <text:span text:style-name="T43">Avatar</text:span><text:span text:style-name="T46">()</text:span> <text:span text:style-name="T46">{</text:span></text:p>
      <text:p text:style-name="P13">  <text:span text:style-name="T42">return</text:span><text:span text:style-name="T15"> </text:span><text:span text:style-name="T48">&lt;</text:span><text:span text:style-name="T42">img</text:span><text:span text:style-name="T15"> </text:span><text:span text:style-name="T49">className</text:span><text:span text:style-name="T51">="</text:span><text:span text:style-name="T53">avatar</text:span><text:span text:style-name="T51">"</text:span><text:span text:style-name="T15"> </text:span><text:span text:style-name="T49">src</text:span><text:span text:style-name="T51">="</text:span><text:span text:style-name="T53">public\selfportrait.jpg</text:span><text:span text:style-name="T51">"</text:span><text:span text:style-name="T15"> </text:span><text:span text:style-name="T48">/&gt;</text:span><text:span text:style-name="T15">;</text:span></text:p>
      <text:p text:style-name="P17">}</text:p>
      <text:p text:style-name="P9"/>
      <text:p text:style-name="P11"><text:span text:style-name="T40">function</text:span> <text:span text:style-name="T43">Intro</text:span><text:span text:style-name="T46">()</text:span> <text:span text:style-name="T46">{</text:span></text:p>
      <text:p text:style-name="P13">  <text:span text:style-name="T42">return</text:span><text:span text:style-name="T15"> </text:span><text:span text:style-name="T48">(</text:span></text:p>
      <text:p text:style-name="P13">    <text:span text:style-name="T48">&lt;</text:span><text:span text:style-name="T42">div</text:span><text:span text:style-name="T48">&gt;</text:span></text:p>
      <text:p text:style-name="P13"><text:span text:style-name="T54">      </text:span><text:span text:style-name="T48">&lt;</text:span><text:span text:style-name="T42">h1</text:span><text:span text:style-name="T48">&gt;</text:span><text:span text:style-name="T55">Gilo does This</text:span><text:span text:style-name="T48">&lt;/</text:span><text:span text:style-name="T42">h1</text:span><text:span text:style-name="T48">&gt;</text:span></text:p>
      <text:p text:style-name="P13"><text:span text:style-name="T54">      </text:span><text:span text:style-name="T48">&lt;</text:span><text:span text:style-name="T42">p</text:span><text:span text:style-name="T48">&gt;</text:span></text:p>
      <text:p text:style-name="P18">        <text:span text:style-name="T15">Just some random blurb to check that this part is working as it should</text:span></text:p>
      <text:p text:style-name="P13"><text:span text:style-name="T54">      </text:span><text:span text:style-name="T48">&lt;/</text:span><text:span text:style-name="T42">p</text:span><text:span text:style-name="T48">&gt;</text:span></text:p>
      <text:p text:style-name="P13"><text:span text:style-name="T54">    </text:span><text:span text:style-name="T48">&lt;/</text:span><text:span text:style-name="T42">div</text:span><text:span text:style-name="T48">&gt;</text:span></text:p>
      <text:p text:style-name="P13">  <text:span text:style-name="T48">)</text:span><text:span text:style-name="T15">;</text:span></text:p>
      <text:p text:style-name="P17">}</text:p>
      <text:p text:style-name="P9"/>
      <text:p text:style-name="P11"><text:span text:style-name="T40">function</text:span> <text:span text:style-name="T43">SkillList</text:span><text:span text:style-name="T46">()</text:span> <text:span text:style-name="T46">{</text:span></text:p>
      <text:p text:style-name="P13">  <text:span text:style-name="T42">return</text:span><text:span text:style-name="T15"> </text:span><text:span text:style-name="T48">(</text:span></text:p>
      <text:p text:style-name="P13">    <text:span text:style-name="T48">&lt;</text:span><text:span text:style-name="T42">div</text:span><text:span text:style-name="T15"> </text:span><text:span text:style-name="T49">className</text:span><text:span text:style-name="T51">="</text:span><text:span text:style-name="T53">skill-list</text:span><text:span text:style-name="T51">"</text:span><text:span text:style-name="T48">&gt;</text:span></text:p>
      <text:p text:style-name="P13"><text:span text:style-name="T54">      </text:span><text:span text:style-name="T48">&lt;</text:span><text:span text:style-name="T42">Skill</text:span><text:span text:style-name="T55"> </text:span><text:span text:style-name="T49">title</text:span><text:span text:style-name="T51">="</text:span><text:span text:style-name="T53">HTML &amp; CSS</text:span><text:span text:style-name="T51">"</text:span><text:span text:style-name="T55"> </text:span><text:span text:style-name="T49">bg</text:span><text:span text:style-name="T51">="</text:span><text:span text:style-name="T53">#00eeff</text:span><text:span text:style-name="T51">"</text:span><text:span text:style-name="T55"> </text:span><text:span text:style-name="T48">/&gt;</text:span></text:p>
      <text:p text:style-name="P13"><text:span text:style-name="T54">      </text:span><text:span text:style-name="T48">&lt;</text:span><text:span text:style-name="T42">Skill</text:span><text:span text:style-name="T55"> </text:span><text:span text:style-name="T49">title</text:span><text:span text:style-name="T51">="</text:span><text:span text:style-name="T53">JavaScript</text:span><text:span text:style-name="T51">"</text:span><text:span text:style-name="T55"> </text:span><text:span text:style-name="T49">bg</text:span><text:span text:style-name="T51">="</text:span><text:span text:style-name="T53">#ee00ff</text:span><text:span text:style-name="T51">"</text:span><text:span text:style-name="T55"> </text:span><text:span text:style-name="T48">/&gt;</text:span></text:p>
      <text:p text:style-name="P13"><text:span text:style-name="T54">      </text:span><text:span text:style-name="T48">&lt;</text:span><text:span text:style-name="T42">Skill</text:span><text:span text:style-name="T55"> </text:span><text:span text:style-name="T49">title</text:span><text:span text:style-name="T51">="</text:span><text:span text:style-name="T53">C++</text:span><text:span text:style-name="T51">"</text:span><text:span text:style-name="T55"> </text:span><text:span text:style-name="T49">bg</text:span><text:span text:style-name="T51">="</text:span><text:span text:style-name="T53">blue</text:span><text:span text:style-name="T51">"</text:span><text:span text:style-name="T55"> </text:span><text:span text:style-name="T48">/&gt;</text:span></text:p>
      <text:p text:style-name="P13"><text:span text:style-name="T54">      </text:span><text:span text:style-name="T48">&lt;</text:span><text:span text:style-name="T42">Skill</text:span><text:span text:style-name="T55"> </text:span><text:span text:style-name="T49">title</text:span><text:span text:style-name="T51">="</text:span><text:span text:style-name="T53">C#</text:span><text:span text:style-name="T51">"</text:span><text:span text:style-name="T55"> </text:span><text:span text:style-name="T49">bg</text:span><text:span text:style-name="T51">="</text:span><text:span text:style-name="T53">red</text:span><text:span text:style-name="T51">"</text:span><text:span text:style-name="T55"> </text:span><text:span text:style-name="T48">/&gt;</text:span></text:p>
      <text:p text:style-name="P13"><text:span text:style-name="T54">    </text:span><text:span text:style-name="T48">&lt;/</text:span><text:span text:style-name="T42">div</text:span><text:span text:style-name="T48">&gt;</text:span></text:p>
      <text:p text:style-name="P13">  <text:span text:style-name="T48">)</text:span><text:span text:style-name="T15">;</text:span></text:p>
      <text:p text:style-name="P17"><text:soft-page-break/>}</text:p>
      <text:p text:style-name="P9"/>
      <text:p text:style-name="P11"><text:span text:style-name="T40">function</text:span> <text:span text:style-name="T43">Skill</text:span><text:span text:style-name="T46">(</text:span><text:span text:style-name="T58">props</text:span><text:span text:style-name="T46">)</text:span> <text:span text:style-name="T46">{</text:span></text:p>
      <text:p text:style-name="P13">  <text:span text:style-name="T42">return</text:span><text:span text:style-name="T15"> </text:span><text:span text:style-name="T48">(</text:span></text:p>
      <text:p text:style-name="P13">    <text:span text:style-name="T48">&lt;</text:span><text:span text:style-name="T42">p</text:span><text:span text:style-name="T15"> </text:span><text:span text:style-name="T49">className</text:span><text:span text:style-name="T51">="</text:span><text:span text:style-name="T53">skill</text:span><text:span text:style-name="T51">"</text:span><text:span text:style-name="T15"> </text:span><text:span text:style-name="T49">style</text:span><text:span text:style-name="T51">=</text:span><text:span text:style-name="T48">{{</text:span><text:span text:style-name="T55"> </text:span><text:span text:style-name="T59">backgroundColor</text:span><text:span text:style-name="T48">:</text:span><text:span text:style-name="T55"> </text:span><text:span text:style-name="T59">props</text:span><text:span text:style-name="T48">.</text:span><text:span text:style-name="T59">bg</text:span><text:span text:style-name="T55"> </text:span><text:span text:style-name="T48">}}&gt;</text:span></text:p>
      <text:p text:style-name="P13"><text:span text:style-name="T54">      </text:span><text:span text:style-name="T48">{</text:span><text:span text:style-name="T59">props</text:span><text:span text:style-name="T48">.</text:span><text:span text:style-name="T59">title</text:span><text:span text:style-name="T48">}</text:span></text:p>
      <text:p text:style-name="P13"><text:span text:style-name="T54">    </text:span><text:span text:style-name="T48">&lt;/</text:span><text:span text:style-name="T42">p</text:span><text:span text:style-name="T48">&gt;</text:span></text:p>
      <text:p text:style-name="P13">  <text:span text:style-name="T48">)</text:span><text:span text:style-name="T15">;</text:span></text:p>
      <text:p text:style-name="P17">}</text:p>
      <text:p text:style-name="P9"/>
      <text:p text:style-name="P11"><text:span text:style-name="T40">const</text:span> <text:span text:style-name="T58">rootElement</text:span> <text:span text:style-name="T50">=</text:span> <text:span text:style-name="T58">document</text:span><text:span text:style-name="T46">.</text:span><text:span text:style-name="T43">getElementById</text:span><text:span text:style-name="T46">(</text:span><text:span text:style-name="T50">"</text:span><text:span text:style-name="T52">root</text:span><text:span text:style-name="T50">"</text:span><text:span text:style-name="T46">)</text:span>;</text:p>
      <text:p text:style-name="P11"><text:span text:style-name="T40">const</text:span> <text:span text:style-name="T58">root</text:span> <text:span text:style-name="T50">=</text:span> <text:span text:style-name="T43">createRoot</text:span><text:span text:style-name="T46">(</text:span><text:span text:style-name="T58">rootElement</text:span><text:span text:style-name="T46">)</text:span>;</text:p>
      <text:p text:style-name="P9"/>
      <text:p text:style-name="P11"><text:span text:style-name="T58">root</text:span><text:span text:style-name="T46">.</text:span><text:span text:style-name="T43">render</text:span><text:span text:style-name="T46">(</text:span></text:p>
      <text:p text:style-name="P13">  <text:span text:style-name="T48">&lt;</text:span><text:span text:style-name="T42">StrictMode</text:span><text:span text:style-name="T48">&gt;</text:span></text:p>
      <text:p text:style-name="P13"><text:span text:style-name="T54">    </text:span><text:span text:style-name="T48">&lt;</text:span><text:span text:style-name="T42">App</text:span><text:span text:style-name="T55"> </text:span><text:span text:style-name="T48">/&gt;</text:span></text:p>
      <text:p text:style-name="P13"><text:span text:style-name="T54">  </text:span><text:span text:style-name="T48">&lt;/</text:span><text:span text:style-name="T42">StrictMode</text:span><text:span text:style-name="T48">&gt;</text:span></text:p>
      <text:p text:style-name="P11"><text:span text:style-name="T46">)</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1">component</text:span> is 'blueprint' or 'template' that describes a piece of a UI and returns an (react) element. Due to this each time you add a component element to the component tree it is an <text:span text:style-name="T61">instance</text:span> which holds it's own state and props and has it's own life-cycle. When each instance is created with the &lt;ComponentName /&gt; declaration, behind the scenes the JSX that is returned is converted to a jSX <text:span text:style-name="T61">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3"><text:span text:style-name="T1"/></text:p>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3"><text:span text:style-name="T1"/></text:p>
      <text:p text:style-name="P3">The render phase in more detail<text:span text:style-name="T1"> - </text:span></text:p>
      <text:p text:style-name="P3"><text:span text:style-name="T1"/></text:p>
      <text:p text:style-name="P3"><text:span text:style-name="T1">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span></text:p>
      <text:p text:style-name="P3"><text:span text:style-name="T1"/></text:p>
      <text:p text:style-name="P3"><draw:frame draw:style-name="fr2" draw:name="graphics2" text:anchor-type="paragraph" svg:width="16.999cm" svg:height="9.571cm" draw:z-index="1"><draw:image xlink:href="Pictures/10000201000006A0000003BB92A2BF74.png" xlink:type="simple" xlink:show="embed" xlink:actuate="onLoad"/></draw:frame><text:soft-page-break/><text:span text:style-name="T1"/></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3"><text:span text:style-name="T1"/></text:p>
      <text:p text:style-name="P3"><draw:frame draw:style-name="fr3" draw:name="graphics3" text:anchor-type="paragraph" svg:width="16.999cm" svg:height="9.564cm" draw:z-index="2"><draw:image xlink:href="Pictures/100002010000069C000003B83018B50E.png" xlink:type="simple" xlink:show="embed" xlink:actuate="onLoad"/></draw:frame><text:span text:style-name="T1"/></text:p>
      <text:p text:style-name="P3"><text:span text:style-name="T1"/></text:p>
      <text:p text:style-name="P3"><draw:frame draw:style-name="fr2" draw:name="graphics4" text:anchor-type="paragraph" svg:width="16.999cm" svg:height="9.573cm" draw:z-index="3"><draw:image xlink:href="Pictures/100002010000069E000003BA7A29FD10.png" xlink:type="simple" xlink:show="embed" xlink:actuate="onLoad"/></draw:frame><text:soft-page-break/><text:span text:style-name="T1"/></text:p>
      <text:p text:style-name="P3"><draw:frame draw:style-name="fr3" draw:name="graphics5" text:anchor-type="paragraph" svg:width="16.999cm" svg:height="9.53cm" draw:z-index="4"><draw:image xlink:href="Pictures/10000201000006A0000003B75A1EDDFC.png" xlink:type="simple" xlink:show="embed" xlink:actuate="onLoad"/></draw:frame><text:span text:style-name="T1"/></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1">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1"><text:span text:style-name="T3"/></text:p>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3H16M54S</meta:editing-duration>
    <meta:editing-cycles>35</meta:editing-cycles>
    <meta:generator>OpenOffice/4.1.13$Win32 OpenOffice.org_project/4113m1$Build-9810</meta:generator>
    <dc:date>2024-10-09T16:27:30.76</dc:date>
    <dc:creator>Giles Webberley</dc:creator>
    <meta:document-statistic meta:table-count="0" meta:image-count="5" meta:object-count="0" meta:page-count="11" meta:paragraph-count="205" meta:word-count="2358" meta:character-count="14219"/>
    <meta:user-defined meta:name="Info 1"/>
    <meta:user-defined meta:name="Info 2"/>
    <meta:user-defined meta:name="Info 3"/>
    <meta:user-defined meta:name="Info 4"/>
  </office:meta>
</office:document-meta>
</file>